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160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vestment_vs_earnnings" table:style-name="ta1">
        <table:shapes>
          <draw:frame draw:z-index="0" draw:style-name="gr1" draw:text-style-name="P1" svg:width="1348.02pt" svg:height="485.63pt" svg:x="485.66pt" svg:y="155.11pt">
            <loext:p draw:notify-on-update-of-ranges="investment_vs_earnnings.B1:investment_vs_earnnings.B117 investment_vs_earnnings.C1:investment_vs_earnnings.C1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10_1_1</text:p>
          </table:table-cell>
          <table:table-cell office:value-type="string" calcext:value-type="string">
            <text:p>2011_1_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0184585826328" calcext:value-type="float">
            <text:p>44.0184585826</text:p>
          </table:table-cell>
          <table:table-cell office:value-type="float" office:value="50.5595962217267" calcext:value-type="float">
            <text:p>50.5595962217</text:p>
          </table:table-cell>
          <table:table-cell office:value-type="string" calcext:value-type="string">
            <text:p>2010_2_1</text:p>
          </table:table-cell>
          <table:table-cell office:value-type="string" calcext:value-type="string">
            <text:p>2011_2_1</text:p>
          </table:table-cell>
          <table:table-cell office:value-type="string" calcext:value-type="string">
            <text:p>AD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.1827047712632" calcext:value-type="float">
            <text:p>34.1827047713</text:p>
          </table:table-cell>
          <table:table-cell office:value-type="float" office:value="35.1827047712632" calcext:value-type="float">
            <text:p>35.1827047713</text:p>
          </table:table-cell>
          <table:table-cell office:value-type="string" calcext:value-type="string">
            <text:p>2010_3_1</text:p>
          </table:table-cell>
          <table:table-cell office:value-type="string" calcext:value-type="string">
            <text:p>2011_3_1</text:p>
          </table:table-cell>
          <table:table-cell office:value-type="string" calcext:value-type="string">
            <text:p>SIE|AAK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8524661222361" calcext:value-type="float">
            <text:p>28.8524661222</text:p>
          </table:table-cell>
          <table:table-cell office:value-type="float" office:value="31.5776376500726" calcext:value-type="float">
            <text:p>31.5776376501</text:p>
          </table:table-cell>
          <table:table-cell office:value-type="string" calcext:value-type="string">
            <text:p>2010_4_1</text:p>
          </table:table-cell>
          <table:table-cell office:value-type="string" calcext:value-type="string">
            <text:p>2011_4_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6696866933325" calcext:value-type="float">
            <text:p>24.6696866933</text:p>
          </table:table-cell>
          <table:table-cell office:value-type="float" office:value="34.3985275570303" calcext:value-type="float">
            <text:p>34.398527557</text:p>
          </table:table-cell>
          <table:table-cell office:value-type="string" calcext:value-type="string">
            <text:p>2010_5_3</text:p>
          </table:table-cell>
          <table:table-cell office:value-type="string" calcext:value-type="string">
            <text:p>2011_5_2</text:p>
          </table:table-cell>
          <table:table-cell office:value-type="string" calcext:value-type="string">
            <text:p>AD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0118636487405" calcext:value-type="float">
            <text:p>35.0118636487</text:p>
          </table:table-cell>
          <table:table-cell office:value-type="float" office:value="40.754871558398" calcext:value-type="float">
            <text:p>40.7548715584</text:p>
          </table:table-cell>
          <table:table-cell office:value-type="string" calcext:value-type="string">
            <text:p>2010_6_1</text:p>
          </table:table-cell>
          <table:table-cell office:value-type="string" calcext:value-type="string">
            <text:p>2011_6_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.6991107323956" calcext:value-type="float">
            <text:p>30.6991107324</text:p>
          </table:table-cell>
          <table:table-cell office:value-type="float" office:value="34.8371113054454" calcext:value-type="float">
            <text:p>34.8371113054</text:p>
          </table:table-cell>
          <table:table-cell office:value-type="string" calcext:value-type="string">
            <text:p>2010_7_1</text:p>
          </table:table-cell>
          <table:table-cell office:value-type="string" calcext:value-type="string">
            <text:p>2011_7_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4265327953394" calcext:value-type="float">
            <text:p>27.4265327953</text:p>
          </table:table-cell>
          <table:table-cell office:value-type="float" office:value="47.2568684498037" calcext:value-type="float">
            <text:p>47.2568684498</text:p>
          </table:table-cell>
          <table:table-cell office:value-type="string" calcext:value-type="string">
            <text:p>2010_8_2</text:p>
          </table:table-cell>
          <table:table-cell office:value-type="string" calcext:value-type="string">
            <text:p>2011_8_1</text:p>
          </table:table-cell>
          <table:table-cell office:value-type="string" calcext:value-type="string">
            <text:p>ML|UAMY|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2571945784084" calcext:value-type="float">
            <text:p>30.2571945784</text:p>
          </table:table-cell>
          <table:table-cell office:value-type="float" office:value="30.8617907036096" calcext:value-type="float">
            <text:p>30.8617907036</text:p>
          </table:table-cell>
          <table:table-cell office:value-type="string" calcext:value-type="string">
            <text:p>2010_9_1</text:p>
          </table:table-cell>
          <table:table-cell office:value-type="string" calcext:value-type="string">
            <text:p>2011_9_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7055640216354" calcext:value-type="float">
            <text:p>32.7055640216</text:p>
          </table:table-cell>
          <table:table-cell office:value-type="float" office:value="37.1862651443298" calcext:value-type="float">
            <text:p>37.1862651443</text:p>
          </table:table-cell>
          <table:table-cell office:value-type="string" calcext:value-type="string">
            <text:p>2010_10_1</text:p>
          </table:table-cell>
          <table:table-cell office:value-type="string" calcext:value-type="string">
            <text:p>2011_10_3</text:p>
          </table:table-cell>
          <table:table-cell office:value-type="string" calcext:value-type="string">
            <text:p>SHL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8636597951859" calcext:value-type="float">
            <text:p>25.8636597952</text:p>
          </table:table-cell>
          <table:table-cell office:value-type="float" office:value="74.2519362140447" calcext:value-type="float">
            <text:p>74.251936214</text:p>
          </table:table-cell>
          <table:table-cell office:value-type="string" calcext:value-type="string">
            <text:p>2010_11_1</text:p>
          </table:table-cell>
          <table:table-cell office:value-type="string" calcext:value-type="string">
            <text:p>2011_11_1</text:p>
          </table:table-cell>
          <table:table-cell office:value-type="string" calcext:value-type="string">
            <text:p>CWC|SHL|AAK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0855125002963" calcext:value-type="float">
            <text:p>28.0855125003</text:p>
          </table:table-cell>
          <table:table-cell office:value-type="float" office:value="29.0855125002963" calcext:value-type="float">
            <text:p>29.0855125003</text:p>
          </table:table-cell>
          <table:table-cell office:value-type="string" calcext:value-type="string">
            <text:p>2010_12_1</text:p>
          </table:table-cell>
          <table:table-cell office:value-type="string" calcext:value-type="string">
            <text:p>2011_12_1</text:p>
          </table:table-cell>
          <table:table-cell office:value-type="string" calcext:value-type="string">
            <text:p>NHTC|LOG|SIE|UPM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5410134508247" calcext:value-type="float">
            <text:p>20.5410134508</text:p>
          </table:table-cell>
          <table:table-cell office:value-type="float" office:value="-11.0054243979976" calcext:value-type="float">
            <text:p>-11.005424398</text:p>
          </table:table-cell>
          <table:table-cell office:value-type="string" calcext:value-type="string">
            <text:p>2011_1_3</text:p>
          </table:table-cell>
          <table:table-cell office:value-type="string" calcext:value-type="string">
            <text:p>2012_1_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019362404601" calcext:value-type="float">
            <text:p>20.0193624046</text:p>
          </table:table-cell>
          <table:table-cell office:value-type="float" office:value="49.5359675120562" calcext:value-type="float">
            <text:p>49.5359675121</text:p>
          </table:table-cell>
          <table:table-cell office:value-type="string" calcext:value-type="string">
            <text:p>2011_2_1</text:p>
          </table:table-cell>
          <table:table-cell office:value-type="string" calcext:value-type="string">
            <text:p>2012_2_1</text:p>
          </table:table-cell>
          <table:table-cell office:value-type="string" calcext:value-type="string">
            <text:p>UPM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5985568500655" calcext:value-type="float">
            <text:p>16.5985568501</text:p>
          </table:table-cell>
          <table:table-cell office:value-type="float" office:value="23.3457519914955" calcext:value-type="float">
            <text:p>23.3457519915</text:p>
          </table:table-cell>
          <table:table-cell office:value-type="string" calcext:value-type="string">
            <text:p>2011_3_1</text:p>
          </table:table-cell>
          <table:table-cell office:value-type="string" calcext:value-type="string">
            <text:p>2012_3_1</text:p>
          </table:table-cell>
          <table:table-cell office:value-type="string" calcext:value-type="string">
            <text:p>LOG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4877784341152" calcext:value-type="float">
            <text:p>12.4877784341</text:p>
          </table:table-cell>
          <table:table-cell office:value-type="float" office:value="62.1166015733033" calcext:value-type="float">
            <text:p>62.1166015733</text:p>
          </table:table-cell>
          <table:table-cell office:value-type="string" calcext:value-type="string">
            <text:p>2011_4_1</text:p>
          </table:table-cell>
          <table:table-cell office:value-type="string" calcext:value-type="string">
            <text:p>2012_4_2</text:p>
          </table:table-cell>
          <table:table-cell office:value-type="string" calcext:value-type="string">
            <text:p>UPM|AAK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4997798220584" calcext:value-type="float">
            <text:p>20.4997798221</text:p>
          </table:table-cell>
          <table:table-cell office:value-type="float" office:value="48.5494420733303" calcext:value-type="float">
            <text:p>48.5494420733</text:p>
          </table:table-cell>
          <table:table-cell office:value-type="string" calcext:value-type="string">
            <text:p>2011_5_2</text:p>
          </table:table-cell>
          <table:table-cell office:value-type="string" calcext:value-type="string">
            <text:p>2012_5_1</text:p>
          </table:table-cell>
          <table:table-cell office:value-type="string" calcext:value-type="string">
            <text:p>LOG|UPM|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2388081496301" calcext:value-type="float">
            <text:p>17.2388081496</text:p>
          </table:table-cell>
          <table:table-cell office:value-type="float" office:value="31.2604621760547" calcext:value-type="float">
            <text:p>31.2604621761</text:p>
          </table:table-cell>
          <table:table-cell office:value-type="string" calcext:value-type="string">
            <text:p>2011_6_1</text:p>
          </table:table-cell>
          <table:table-cell office:value-type="string" calcext:value-type="string">
            <text:p>2012_6_1</text:p>
          </table:table-cell>
          <table:table-cell office:value-type="string" calcext:value-type="string">
            <text:p>LOG|AAK|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6956330156072" calcext:value-type="float">
            <text:p>20.6956330156</text:p>
          </table:table-cell>
          <table:table-cell office:value-type="float" office:value="50.489036295563" calcext:value-type="float">
            <text:p>50.4890362956</text:p>
          </table:table-cell>
          <table:table-cell office:value-type="string" calcext:value-type="string">
            <text:p>2011_7_1</text:p>
          </table:table-cell>
          <table:table-cell office:value-type="string" calcext:value-type="string">
            <text:p>2012_7_2</text:p>
          </table:table-cell>
          <table:table-cell office:value-type="string" calcext:value-type="string">
            <text:p>UPM|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6909892630756" calcext:value-type="float">
            <text:p>25.6909892631</text:p>
          </table:table-cell>
          <table:table-cell office:value-type="float" office:value="50.1738238483667" calcext:value-type="float">
            <text:p>50.1738238484</text:p>
          </table:table-cell>
          <table:table-cell office:value-type="string" calcext:value-type="string">
            <text:p>2011_8_1</text:p>
          </table:table-cell>
          <table:table-cell office:value-type="string" calcext:value-type="string">
            <text:p>2012_8_1</text:p>
          </table:table-cell>
          <table:table-cell office:value-type="string" calcext:value-type="string">
            <text:p>UPM|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.7859948179994" calcext:value-type="float">
            <text:p>31.785994818</text:p>
          </table:table-cell>
          <table:table-cell office:value-type="float" office:value="-16.5509841162711" calcext:value-type="float">
            <text:p>-16.5509841163</text:p>
          </table:table-cell>
          <table:table-cell office:value-type="string" calcext:value-type="string">
            <text:p>2011_9_1</text:p>
          </table:table-cell>
          <table:table-cell office:value-type="string" calcext:value-type="string">
            <text:p>2012_9_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.8247843453519" calcext:value-type="float">
            <text:p>47.8247843454</text:p>
          </table:table-cell>
          <table:table-cell office:value-type="float" office:value="42.8669222276658" calcext:value-type="float">
            <text:p>42.8669222277</text:p>
          </table:table-cell>
          <table:table-cell office:value-type="string" calcext:value-type="string">
            <text:p>2011_10_3</text:p>
          </table:table-cell>
          <table:table-cell office:value-type="string" calcext:value-type="string">
            <text:p>2012_10_1</text:p>
          </table:table-cell>
          <table:table-cell office:value-type="string" calcext:value-type="string">
            <text:p>PATK|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.4553587085629" calcext:value-type="float">
            <text:p>39.4553587086</text:p>
          </table:table-cell>
          <table:table-cell office:value-type="float" office:value="40.4553587085629" calcext:value-type="float">
            <text:p>40.4553587086</text:p>
          </table:table-cell>
          <table:table-cell office:value-type="string" calcext:value-type="string">
            <text:p>2011_11_1</text:p>
          </table:table-cell>
          <table:table-cell office:value-type="string" calcext:value-type="string">
            <text:p>2012_11_1</text:p>
          </table:table-cell>
          <table:table-cell office:value-type="string" calcext:value-type="string">
            <text:p>BMW|FMG|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.6048675093461" calcext:value-type="float">
            <text:p>35.6048675093</text:p>
          </table:table-cell>
          <table:table-cell office:value-type="float" office:value="27.5526634436101" calcext:value-type="float">
            <text:p>27.5526634436</text:p>
          </table:table-cell>
          <table:table-cell office:value-type="string" calcext:value-type="string">
            <text:p>2011_12_1</text:p>
          </table:table-cell>
          <table:table-cell office:value-type="string" calcext:value-type="string">
            <text:p>2012_12_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_1_2</text:p>
          </table:table-cell>
          <table:table-cell office:value-type="string" calcext:value-type="string">
            <text:p>2013_1_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.1972998299589" calcext:value-type="float">
            <text:p>21.19729983</text:p>
          </table:table-cell>
          <table:table-cell office:value-type="float" office:value="14.4705662159249" calcext:value-type="float">
            <text:p>14.4705662159</text:p>
          </table:table-cell>
          <table:table-cell office:value-type="string" calcext:value-type="string">
            <text:p>2012_2_1</text:p>
          </table:table-cell>
          <table:table-cell office:value-type="string" calcext:value-type="string">
            <text:p>2013_2_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9582316819124" calcext:value-type="float">
            <text:p>24.9582316819</text:p>
          </table:table-cell>
          <table:table-cell office:value-type="float" office:value="25.9582316819124" calcext:value-type="float">
            <text:p>25.9582316819</text:p>
          </table:table-cell>
          <table:table-cell office:value-type="string" calcext:value-type="string">
            <text:p>2012_3_1</text:p>
          </table:table-cell>
          <table:table-cell office:value-type="string" calcext:value-type="string">
            <text:p>2013_3_1</text:p>
          </table:table-cell>
          <table:table-cell office:value-type="string" calcext:value-type="string">
            <text:p>SIE|BMW|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.4513649590735" calcext:value-type="float">
            <text:p>29.4513649591</text:p>
          </table:table-cell>
          <table:table-cell office:value-type="float" office:value="23.2944105956703" calcext:value-type="float">
            <text:p>23.2944105957</text:p>
          </table:table-cell>
          <table:table-cell office:value-type="string" calcext:value-type="string">
            <text:p>2012_4_2</text:p>
          </table:table-cell>
          <table:table-cell office:value-type="string" calcext:value-type="string">
            <text:p>2013_4_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.068430416286" calcext:value-type="float">
            <text:p>20.0684304163</text:p>
          </table:table-cell>
          <table:table-cell office:value-type="float" office:value="21.068430416286" calcext:value-type="float">
            <text:p>21.0684304163</text:p>
          </table:table-cell>
          <table:table-cell office:value-type="string" calcext:value-type="string">
            <text:p>2012_5_1</text:p>
          </table:table-cell>
          <table:table-cell office:value-type="string" calcext:value-type="string">
            <text:p>2013_5_1</text:p>
          </table:table-cell>
          <table:table-cell office:value-type="string" calcext:value-type="string">
            <text:p>BMW|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.926571264863" calcext:value-type="float">
            <text:p>35.9265712649</text:p>
          </table:table-cell>
          <table:table-cell office:value-type="float" office:value="36.926571264863" calcext:value-type="float">
            <text:p>36.9265712649</text:p>
          </table:table-cell>
          <table:table-cell office:value-type="string" calcext:value-type="string">
            <text:p>2012_6_1</text:p>
          </table:table-cell>
          <table:table-cell office:value-type="string" calcext:value-type="string">
            <text:p>2013_6_3</text:p>
          </table:table-cell>
          <table:table-cell office:value-type="string" calcext:value-type="string">
            <text:p>SIE|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.549135684967" calcext:value-type="float">
            <text:p>32.549135685</text:p>
          </table:table-cell>
          <table:table-cell office:value-type="float" office:value="27.7820791844279" calcext:value-type="float">
            <text:p>27.7820791844</text:p>
          </table:table-cell>
          <table:table-cell office:value-type="string" calcext:value-type="string">
            <text:p>2012_7_2</text:p>
          </table:table-cell>
          <table:table-cell office:value-type="string" calcext:value-type="string">
            <text:p>2013_7_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.2789481803775" calcext:value-type="float">
            <text:p>32.2789481804</text:p>
          </table:table-cell>
          <table:table-cell office:value-type="float" office:value="31.3065714533441" calcext:value-type="float">
            <text:p>31.3065714533</text:p>
          </table:table-cell>
          <table:table-cell office:value-type="string" calcext:value-type="string">
            <text:p>2012_8_1</text:p>
          </table:table-cell>
          <table:table-cell office:value-type="string" calcext:value-type="string">
            <text:p>2013_8_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_9_3</text:p>
          </table:table-cell>
          <table:table-cell office:value-type="string" calcext:value-type="string">
            <text:p>2013_9_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5014316402376" calcext:value-type="float">
            <text:p>37.5014316402</text:p>
          </table:table-cell>
          <table:table-cell office:value-type="float" office:value="45.3386484708171" calcext:value-type="float">
            <text:p>45.3386484708</text:p>
          </table:table-cell>
          <table:table-cell office:value-type="string" calcext:value-type="string">
            <text:p>2012_10_1</text:p>
          </table:table-cell>
          <table:table-cell office:value-type="string" calcext:value-type="string">
            <text:p>2013_10_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8882081285119" calcext:value-type="float">
            <text:p>35.8882081285</text:p>
          </table:table-cell>
          <table:table-cell office:value-type="float" office:value="39.8037556679919" calcext:value-type="float">
            <text:p>39.803755668</text:p>
          </table:table-cell>
          <table:table-cell office:value-type="string" calcext:value-type="string">
            <text:p>2012_11_1</text:p>
          </table:table-cell>
          <table:table-cell office:value-type="string" calcext:value-type="string">
            <text:p>2013_11_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.7966473702345" calcext:value-type="float">
            <text:p>30.7966473702</text:p>
          </table:table-cell>
          <table:table-cell office:value-type="float" office:value="37.5147603340447" calcext:value-type="float">
            <text:p>37.514760334</text:p>
          </table:table-cell>
          <table:table-cell office:value-type="string" calcext:value-type="string">
            <text:p>2012_12_3</text:p>
          </table:table-cell>
          <table:table-cell office:value-type="string" calcext:value-type="string">
            <text:p>2013_12_2</text:p>
          </table:table-cell>
          <table:table-cell office:value-type="string" calcext:value-type="string">
            <text:p>DQ|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_1_1</text:p>
          </table:table-cell>
          <table:table-cell office:value-type="string" calcext:value-type="string">
            <text:p>2014_1_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.1915423608498" calcext:value-type="float">
            <text:p>29.1915423608</text:p>
          </table:table-cell>
          <table:table-cell office:value-type="float" office:value="61.6862926137401" calcext:value-type="float">
            <text:p>61.6862926137</text:p>
          </table:table-cell>
          <table:table-cell office:value-type="string" calcext:value-type="string">
            <text:p>2013_2_1</text:p>
          </table:table-cell>
          <table:table-cell office:value-type="string" calcext:value-type="string">
            <text:p>2014_2_3</text:p>
          </table:table-cell>
          <table:table-cell office:value-type="string" calcext:value-type="string">
            <text:p>FMCC|AAK|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2918233672135" calcext:value-type="float">
            <text:p>38.2918233672</text:p>
          </table:table-cell>
          <table:table-cell office:value-type="float" office:value="54.8339992837791" calcext:value-type="float">
            <text:p>54.8339992838</text:p>
          </table:table-cell>
          <table:table-cell office:value-type="string" calcext:value-type="string">
            <text:p>2013_3_1</text:p>
          </table:table-cell>
          <table:table-cell office:value-type="string" calcext:value-type="string">
            <text:p>2014_3_3</text:p>
          </table:table-cell>
          <table:table-cell office:value-type="string" calcext:value-type="string">
            <text:p>FMCC|PLUG|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.0823720319058" calcext:value-type="float">
            <text:p>27.0823720319</text:p>
          </table:table-cell>
          <table:table-cell office:value-type="float" office:value="28.0823720319058" calcext:value-type="float">
            <text:p>28.0823720319</text:p>
          </table:table-cell>
          <table:table-cell office:value-type="string" calcext:value-type="string">
            <text:p>2013_4_1</text:p>
          </table:table-cell>
          <table:table-cell office:value-type="string" calcext:value-type="string">
            <text:p>2014_4_1</text:p>
          </table:table-cell>
          <table:table-cell office:value-type="string" calcext:value-type="string">
            <text:p>PLUG|SIE|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.9122774418556" calcext:value-type="float">
            <text:p>33.9122774419</text:p>
          </table:table-cell>
          <table:table-cell office:value-type="float" office:value="58.3076984444633" calcext:value-type="float">
            <text:p>58.3076984445</text:p>
          </table:table-cell>
          <table:table-cell office:value-type="string" calcext:value-type="string">
            <text:p>2013_5_1</text:p>
          </table:table-cell>
          <table:table-cell office:value-type="string" calcext:value-type="string">
            <text:p>2014_5_1</text:p>
          </table:table-cell>
          <table:table-cell office:value-type="string" calcext:value-type="string">
            <text:p>PLUG|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1774764258143" calcext:value-type="float">
            <text:p>36.1774764258</text:p>
          </table:table-cell>
          <table:table-cell office:value-type="float" office:value="99.3636602626648" calcext:value-type="float">
            <text:p>99.3636602627</text:p>
          </table:table-cell>
          <table:table-cell office:value-type="string" calcext:value-type="string">
            <text:p>2013_6_3</text:p>
          </table:table-cell>
          <table:table-cell office:value-type="string" calcext:value-type="string">
            <text:p>2014_6_2</text:p>
          </table:table-cell>
          <table:table-cell office:value-type="string" calcext:value-type="string">
            <text:p>CWC|PLUG|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.1763263483617" calcext:value-type="float">
            <text:p>36.1763263484</text:p>
          </table:table-cell>
          <table:table-cell office:value-type="float" office:value="48.7305015996099" calcext:value-type="float">
            <text:p>48.7305015996</text:p>
          </table:table-cell>
          <table:table-cell office:value-type="string" calcext:value-type="string">
            <text:p>2013_7_1</text:p>
          </table:table-cell>
          <table:table-cell office:value-type="string" calcext:value-type="string">
            <text:p>2014_7_1</text:p>
          </table:table-cell>
          <table:table-cell office:value-type="string" calcext:value-type="string">
            <text:p>PLUG|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.7032338759736" calcext:value-type="float">
            <text:p>31.703233876</text:p>
          </table:table-cell>
          <table:table-cell office:value-type="float" office:value="40.8471480530861" calcext:value-type="float">
            <text:p>40.8471480531</text:p>
          </table:table-cell>
          <table:table-cell office:value-type="string" calcext:value-type="string">
            <text:p>2013_8_1</text:p>
          </table:table-cell>
          <table:table-cell office:value-type="string" calcext:value-type="string">
            <text:p>2014_8_1</text:p>
          </table:table-cell>
          <table:table-cell office:value-type="string" calcext:value-type="string">
            <text:p>PLUG|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3_9_2</text:p>
          </table:table-cell>
          <table:table-cell office:value-type="string" calcext:value-type="string">
            <text:p>2014_9_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.0908316922041" calcext:value-type="float">
            <text:p>29.0908316922</text:p>
          </table:table-cell>
          <table:table-cell office:value-type="float" office:value="22.2478936654516" calcext:value-type="float">
            <text:p>22.2478936655</text:p>
          </table:table-cell>
          <table:table-cell office:value-type="string" calcext:value-type="string">
            <text:p>2013_10_1</text:p>
          </table:table-cell>
          <table:table-cell office:value-type="string" calcext:value-type="string">
            <text:p>2014_10_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.7652041642832" calcext:value-type="float">
            <text:p>31.7652041643</text:p>
          </table:table-cell>
          <table:table-cell office:value-type="float" office:value="78.1050122671295" calcext:value-type="float">
            <text:p>78.1050122671</text:p>
          </table:table-cell>
          <table:table-cell office:value-type="string" calcext:value-type="string">
            <text:p>2013_11_1</text:p>
          </table:table-cell>
          <table:table-cell office:value-type="string" calcext:value-type="string">
            <text:p>2014_11_3</text:p>
          </table:table-cell>
          <table:table-cell office:value-type="string" calcext:value-type="string">
            <text:p>CWC|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.8513681428776" calcext:value-type="float">
            <text:p>33.8513681429</text:p>
          </table:table-cell>
          <table:table-cell office:value-type="float" office:value="34.8513681428776" calcext:value-type="float">
            <text:p>34.8513681429</text:p>
          </table:table-cell>
          <table:table-cell office:value-type="string" calcext:value-type="string">
            <text:p>2013_12_2</text:p>
          </table:table-cell>
          <table:table-cell office:value-type="string" calcext:value-type="string">
            <text:p>2014_12_1</text:p>
          </table:table-cell>
          <table:table-cell office:value-type="string" calcext:value-type="string">
            <text:p>BMW|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_1_1</text:p>
          </table:table-cell>
          <table:table-cell office:value-type="string" calcext:value-type="string">
            <text:p>2015_1_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.3564733305602" calcext:value-type="float">
            <text:p>30.3564733306</text:p>
          </table:table-cell>
          <table:table-cell office:value-type="float" office:value="17.9500785145719" calcext:value-type="float">
            <text:p>17.9500785146</text:p>
          </table:table-cell>
          <table:table-cell office:value-type="string" calcext:value-type="string">
            <text:p>2014_2_3</text:p>
          </table:table-cell>
          <table:table-cell office:value-type="string" calcext:value-type="string">
            <text:p>2015_2_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2031437579153" calcext:value-type="float">
            <text:p>25.2031437579</text:p>
          </table:table-cell>
          <table:table-cell office:value-type="float" office:value="15.3841629346643" calcext:value-type="float">
            <text:p>15.3841629347</text:p>
          </table:table-cell>
          <table:table-cell office:value-type="string" calcext:value-type="string">
            <text:p>2014_3_3</text:p>
          </table:table-cell>
          <table:table-cell office:value-type="string" calcext:value-type="string">
            <text:p>2015_3_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.2901606627056" calcext:value-type="float">
            <text:p>33.2901606627</text:p>
          </table:table-cell>
          <table:table-cell office:value-type="float" office:value="22.7191892176488" calcext:value-type="float">
            <text:p>22.7191892176</text:p>
          </table:table-cell>
          <table:table-cell office:value-type="string" calcext:value-type="string">
            <text:p>2014_4_1</text:p>
          </table:table-cell>
          <table:table-cell office:value-type="string" calcext:value-type="string">
            <text:p>2015_4_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1441390997752" calcext:value-type="float">
            <text:p>25.1441390998</text:p>
          </table:table-cell>
          <table:table-cell office:value-type="float" office:value="15.7774827556495" calcext:value-type="float">
            <text:p>15.7774827556</text:p>
          </table:table-cell>
          <table:table-cell office:value-type="string" calcext:value-type="string">
            <text:p>2014_5_1</text:p>
          </table:table-cell>
          <table:table-cell office:value-type="string" calcext:value-type="string">
            <text:p>2015_5_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3484808919347" calcext:value-type="float">
            <text:p>25.3484808919</text:p>
          </table:table-cell>
          <table:table-cell office:value-type="float" office:value="57.415080300234" calcext:value-type="float">
            <text:p>57.4150803002</text:p>
          </table:table-cell>
          <table:table-cell office:value-type="string" calcext:value-type="string">
            <text:p>2014_6_2</text:p>
          </table:table-cell>
          <table:table-cell office:value-type="string" calcext:value-type="string">
            <text:p>2015_6_1</text:p>
          </table:table-cell>
          <table:table-cell office:value-type="string" calcext:value-type="string">
            <text:p>DEQ|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.5801080847159" calcext:value-type="float">
            <text:p>21.5801080847</text:p>
          </table:table-cell>
          <table:table-cell office:value-type="float" office:value="33.4926457160618" calcext:value-type="float">
            <text:p>33.4926457161</text:p>
          </table:table-cell>
          <table:table-cell office:value-type="string" calcext:value-type="string">
            <text:p>2014_7_1</text:p>
          </table:table-cell>
          <table:table-cell office:value-type="string" calcext:value-type="string">
            <text:p>2015_7_1</text:p>
          </table:table-cell>
          <table:table-cell office:value-type="string" calcext:value-type="string">
            <text:p>UPM|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.4380402367615" calcext:value-type="float">
            <text:p>24.4380402368</text:p>
          </table:table-cell>
          <table:table-cell office:value-type="float" office:value="70.8143995387291" calcext:value-type="float">
            <text:p>70.8143995387</text:p>
          </table:table-cell>
          <table:table-cell office:value-type="string" calcext:value-type="string">
            <text:p>2014_8_1</text:p>
          </table:table-cell>
          <table:table-cell office:value-type="string" calcext:value-type="string">
            <text:p>2015_8_3</text:p>
          </table:table-cell>
          <table:table-cell office:value-type="string" calcext:value-type="string">
            <text:p>CWC|DEQ|UPM|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4_9_1</text:p>
          </table:table-cell>
          <table:table-cell office:value-type="string" calcext:value-type="string">
            <text:p>2015_9_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.3094149679973" calcext:value-type="float">
            <text:p>27.309414968</text:p>
          </table:table-cell>
          <table:table-cell office:value-type="float" office:value="43.822244014591" calcext:value-type="float">
            <text:p>43.8222440146</text:p>
          </table:table-cell>
          <table:table-cell office:value-type="string" calcext:value-type="string">
            <text:p>2014_10_1</text:p>
          </table:table-cell>
          <table:table-cell office:value-type="string" calcext:value-type="string">
            <text:p>2015_10_1</text:p>
          </table:table-cell>
          <table:table-cell office:value-type="string" calcext:value-type="string">
            <text:p>ADE|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.8891064680338" calcext:value-type="float">
            <text:p>30.889106468</text:p>
          </table:table-cell>
          <table:table-cell office:value-type="float" office:value="31.8891064680338" calcext:value-type="float">
            <text:p>31.889106468</text:p>
          </table:table-cell>
          <table:table-cell office:value-type="string" calcext:value-type="string">
            <text:p>2014_11_3</text:p>
          </table:table-cell>
          <table:table-cell office:value-type="string" calcext:value-type="string">
            <text:p>2015_11_2</text:p>
          </table:table-cell>
          <table:table-cell office:value-type="string" calcext:value-type="string">
            <text:p>DEQ|BMW|ADE|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.2654052855378" calcext:value-type="float">
            <text:p>34.2654052855</text:p>
          </table:table-cell>
          <table:table-cell office:value-type="float" office:value="86.3065890222788" calcext:value-type="float">
            <text:p>86.3065890223</text:p>
          </table:table-cell>
          <table:table-cell office:value-type="string" calcext:value-type="string">
            <text:p>2014_12_1</text:p>
          </table:table-cell>
          <table:table-cell office:value-type="string" calcext:value-type="string">
            <text:p>2015_12_1</text:p>
          </table:table-cell>
          <table:table-cell office:value-type="string" calcext:value-type="string">
            <text:p>DEQ|ADE|RINO|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5_1_1</text:p>
          </table:table-cell>
          <table:table-cell office:value-type="string" calcext:value-type="string">
            <text:p>2016_1_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.3729657205004" calcext:value-type="float">
            <text:p>38.3729657205</text:p>
          </table:table-cell>
          <table:table-cell office:value-type="float" office:value="14.9806222443003" calcext:value-type="float">
            <text:p>14.9806222443</text:p>
          </table:table-cell>
          <table:table-cell office:value-type="string" calcext:value-type="string">
            <text:p>2015_2_2</text:p>
          </table:table-cell>
          <table:table-cell office:value-type="string" calcext:value-type="string">
            <text:p>2016_2_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.4042760469983" calcext:value-type="float">
            <text:p>39.404276047</text:p>
          </table:table-cell>
          <table:table-cell office:value-type="float" office:value="116.576852956954" calcext:value-type="float">
            <text:p>116.576852957</text:p>
          </table:table-cell>
          <table:table-cell office:value-type="string" calcext:value-type="string">
            <text:p>2015_3_2</text:p>
          </table:table-cell>
          <table:table-cell office:value-type="string" calcext:value-type="string">
            <text:p>2016_3_1</text:p>
          </table:table-cell>
          <table:table-cell office:value-type="string" calcext:value-type="string">
            <text:p>GXI|ADE|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.2159315176086" calcext:value-type="float">
            <text:p>33.2159315176</text:p>
          </table:table-cell>
          <table:table-cell office:value-type="float" office:value="46.5729620102793" calcext:value-type="float">
            <text:p>46.5729620103</text:p>
          </table:table-cell>
          <table:table-cell office:value-type="string" calcext:value-type="string">
            <text:p>2015_4_1</text:p>
          </table:table-cell>
          <table:table-cell office:value-type="string" calcext:value-type="string">
            <text:p>2016_4_1</text:p>
          </table:table-cell>
          <table:table-cell office:value-type="string" calcext:value-type="string">
            <text:p>ADE|UPM|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.3275435027208" calcext:value-type="float">
            <text:p>31.3275435027</text:p>
          </table:table-cell>
          <table:table-cell office:value-type="float" office:value="22.6103340820409" calcext:value-type="float">
            <text:p>22.610334082</text:p>
          </table:table-cell>
          <table:table-cell office:value-type="string" calcext:value-type="string">
            <text:p>2015_5_1</text:p>
          </table:table-cell>
          <table:table-cell office:value-type="string" calcext:value-type="string">
            <text:p>2016_5_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.0058623967216" calcext:value-type="float">
            <text:p>30.0058623967</text:p>
          </table:table-cell>
          <table:table-cell office:value-type="float" office:value="46.9912110469304" calcext:value-type="float">
            <text:p>46.9912110469</text:p>
          </table:table-cell>
          <table:table-cell office:value-type="string" calcext:value-type="string">
            <text:p>2015_6_1</text:p>
          </table:table-cell>
          <table:table-cell office:value-type="string" calcext:value-type="string">
            <text:p>2016_6_1</text:p>
          </table:table-cell>
          <table:table-cell office:value-type="string" calcext:value-type="string">
            <text:p>ADE|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.5276206514827" calcext:value-type="float">
            <text:p>33.5276206515</text:p>
          </table:table-cell>
          <table:table-cell office:value-type="float" office:value="28.8507846280554" calcext:value-type="float">
            <text:p>28.8507846281</text:p>
          </table:table-cell>
          <table:table-cell office:value-type="string" calcext:value-type="string">
            <text:p>2015_7_1</text:p>
          </table:table-cell>
          <table:table-cell office:value-type="string" calcext:value-type="string">
            <text:p>2016_7_1</text:p>
          </table:table-cell>
          <table:table-cell office:value-type="string" calcext:value-type="string">
            <text:p>ELA|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.019234389285" calcext:value-type="float">
            <text:p>38.0192343893</text:p>
          </table:table-cell>
          <table:table-cell office:value-type="float" office:value="104.617610279471" calcext:value-type="float">
            <text:p>104.6176102795</text:p>
          </table:table-cell>
          <table:table-cell office:value-type="string" calcext:value-type="string">
            <text:p>2015_8_3</text:p>
          </table:table-cell>
          <table:table-cell office:value-type="string" calcext:value-type="string">
            <text:p>2016_8_1</text:p>
          </table:table-cell>
          <table:table-cell office:value-type="string" calcext:value-type="string">
            <text:p>CWC|RINO|ELA|MTA|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.8389997544436" calcext:value-type="float">
            <text:p>41.8389997544</text:p>
          </table:table-cell>
          <table:table-cell office:value-type="float" office:value="125.483072176343" calcext:value-type="float">
            <text:p>125.4830721763</text:p>
          </table:table-cell>
          <table:table-cell office:value-type="string" calcext:value-type="string">
            <text:p>2015_9_1</text:p>
          </table:table-cell>
          <table:table-cell office:value-type="string" calcext:value-type="string">
            <text:p>2016_9_1</text:p>
          </table:table-cell>
          <table:table-cell office:value-type="string" calcext:value-type="string">
            <text:p>GXI|SIE|ELA|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.3994421982789" calcext:value-type="float">
            <text:p>40.3994421983</text:p>
          </table:table-cell>
          <table:table-cell office:value-type="float" office:value="45.757369897794" calcext:value-type="float">
            <text:p>45.7573698978</text:p>
          </table:table-cell>
          <table:table-cell office:value-type="string" calcext:value-type="string">
            <text:p>2015_10_1</text:p>
          </table:table-cell>
          <table:table-cell office:value-type="string" calcext:value-type="string">
            <text:p>2016_10_3</text:p>
          </table:table-cell>
          <table:table-cell office:value-type="string" calcext:value-type="string">
            <text:p>AZ|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.7862623640103" calcext:value-type="float">
            <text:p>41.786262364</text:p>
          </table:table-cell>
          <table:table-cell office:value-type="float" office:value="177.936786175473" calcext:value-type="float">
            <text:p>177.9367861755</text:p>
          </table:table-cell>
          <table:table-cell office:value-type="string" calcext:value-type="string">
            <text:p>2015_11_2</text:p>
          </table:table-cell>
          <table:table-cell office:value-type="string" calcext:value-type="string">
            <text:p>2016_11_1</text:p>
          </table:table-cell>
          <table:table-cell office:value-type="string" calcext:value-type="string">
            <text:p>GXI|APX|TOM|GTII|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0.147412563907" calcext:value-type="float">
            <text:p>40.1474125639</text:p>
          </table:table-cell>
          <table:table-cell office:value-type="float" office:value="114.867902491176" calcext:value-type="float">
            <text:p>114.8679024912</text:p>
          </table:table-cell>
          <table:table-cell office:value-type="string" calcext:value-type="string">
            <text:p>2015_12_1</text:p>
          </table:table-cell>
          <table:table-cell office:value-type="string" calcext:value-type="string">
            <text:p>2016_12_1</text:p>
          </table:table-cell>
          <table:table-cell office:value-type="string" calcext:value-type="string">
            <text:p>SAE|GXI|AZ|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_1_1</text:p>
          </table:table-cell>
          <table:table-cell office:value-type="string" calcext:value-type="string">
            <text:p>2017_1_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2.7690898557194" calcext:value-type="float">
            <text:p>62.7690898557</text:p>
          </table:table-cell>
          <table:table-cell office:value-type="float" office:value="316.192151416726" calcext:value-type="float">
            <text:p>316.1921514167</text:p>
          </table:table-cell>
          <table:table-cell office:value-type="string" calcext:value-type="string">
            <text:p>2016_2_1</text:p>
          </table:table-cell>
          <table:table-cell office:value-type="string" calcext:value-type="string">
            <text:p>2017_2_1</text:p>
          </table:table-cell>
          <table:table-cell office:value-type="string" calcext:value-type="string">
            <text:p>CWC|GXI|ARCH|AMPY|ELA|NAK|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.0305005091796" calcext:value-type="float">
            <text:p>63.0305005092</text:p>
          </table:table-cell>
          <table:table-cell office:value-type="float" office:value="306.742843760112" calcext:value-type="float">
            <text:p>306.7428437601</text:p>
          </table:table-cell>
          <table:table-cell office:value-type="string" calcext:value-type="string">
            <text:p>2016_3_1</text:p>
          </table:table-cell>
          <table:table-cell office:value-type="string" calcext:value-type="string">
            <text:p>2017_3_1</text:p>
          </table:table-cell>
          <table:table-cell office:value-type="string" calcext:value-type="string">
            <text:p>BGA|GTII|ARCH|AMPY|ELA|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.2703213931527" calcext:value-type="float">
            <text:p>57.2703213932</text:p>
          </table:table-cell>
          <table:table-cell office:value-type="float" office:value="131.101074404018" calcext:value-type="float">
            <text:p>131.101074404</text:p>
          </table:table-cell>
          <table:table-cell office:value-type="string" calcext:value-type="string">
            <text:p>2016_4_1</text:p>
          </table:table-cell>
          <table:table-cell office:value-type="string" calcext:value-type="string">
            <text:p>2017_4_3</text:p>
          </table:table-cell>
          <table:table-cell office:value-type="string" calcext:value-type="string">
            <text:p>ARCH|AMPY|ELA|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.9454814912751" calcext:value-type="float">
            <text:p>47.9454814913</text:p>
          </table:table-cell>
          <table:table-cell office:value-type="float" office:value="179.264885692857" calcext:value-type="float">
            <text:p>179.2648856929</text:p>
          </table:table-cell>
          <table:table-cell office:value-type="string" calcext:value-type="string">
            <text:p>2016_5_2</text:p>
          </table:table-cell>
          <table:table-cell office:value-type="string" calcext:value-type="string">
            <text:p>2017_5_1</text:p>
          </table:table-cell>
          <table:table-cell office:value-type="string" calcext:value-type="string">
            <text:p>CWC|DEQ|SPX|AMPY|ELA|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.0062878234312" calcext:value-type="float">
            <text:p>46.0062878234</text:p>
          </table:table-cell>
          <table:table-cell office:value-type="float" office:value="132.567349600009" calcext:value-type="float">
            <text:p>132.5673496</text:p>
          </table:table-cell>
          <table:table-cell office:value-type="string" calcext:value-type="string">
            <text:p>2016_6_1</text:p>
          </table:table-cell>
          <table:table-cell office:value-type="string" calcext:value-type="string">
            <text:p>2017_6_1</text:p>
          </table:table-cell>
          <table:table-cell office:value-type="string" calcext:value-type="string">
            <text:p>LTG|ARCH|AMPY|ELA|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.181406183503" calcext:value-type="float">
            <text:p>49.1814061835</text:p>
          </table:table-cell>
          <table:table-cell office:value-type="float" office:value="109.011148968828" calcext:value-type="float">
            <text:p>109.0111489688</text:p>
          </table:table-cell>
          <table:table-cell office:value-type="string" calcext:value-type="string">
            <text:p>2016_7_1</text:p>
          </table:table-cell>
          <table:table-cell office:value-type="string" calcext:value-type="string">
            <text:p>2017_7_3</text:p>
          </table:table-cell>
          <table:table-cell office:value-type="string" calcext:value-type="string">
            <text:p>RINO|ARCH|AMPY|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.5610011704266" calcext:value-type="float">
            <text:p>39.5610011704</text:p>
          </table:table-cell>
          <table:table-cell office:value-type="float" office:value="130.442440820327" calcext:value-type="float">
            <text:p>130.4424408203</text:p>
          </table:table-cell>
          <table:table-cell office:value-type="string" calcext:value-type="string">
            <text:p>2016_8_1</text:p>
          </table:table-cell>
          <table:table-cell office:value-type="string" calcext:value-type="string">
            <text:p>2017_8_1</text:p>
          </table:table-cell>
          <table:table-cell office:value-type="string" calcext:value-type="string">
            <text:p>LTG|ARCH|AMPY|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.8831521719694" calcext:value-type="float">
            <text:p>43.883152172</text:p>
          </table:table-cell>
          <table:table-cell office:value-type="float" office:value="152.892528231256" calcext:value-type="float">
            <text:p>152.8925282313</text:p>
          </table:table-cell>
          <table:table-cell office:value-type="string" calcext:value-type="string">
            <text:p>2016_9_1</text:p>
          </table:table-cell>
          <table:table-cell office:value-type="string" calcext:value-type="string">
            <text:p>2017_9_1</text:p>
          </table:table-cell>
          <table:table-cell office:value-type="string" calcext:value-type="string">
            <text:p>DEQ|ARCH|AMPY|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.9911082824692" calcext:value-type="float">
            <text:p>43.9911082825</text:p>
          </table:table-cell>
          <table:table-cell office:value-type="float" office:value="147.792675497709" calcext:value-type="float">
            <text:p>147.7926754977</text:p>
          </table:table-cell>
          <table:table-cell office:value-type="string" calcext:value-type="string">
            <text:p>2016_10_3</text:p>
          </table:table-cell>
          <table:table-cell office:value-type="string" calcext:value-type="string">
            <text:p>2017_10_2</text:p>
          </table:table-cell>
          <table:table-cell office:value-type="string" calcext:value-type="string">
            <text:p>DEQ|ARCH|AMPY|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2.4927800296427" calcext:value-type="float">
            <text:p>52.4927800296</text:p>
          </table:table-cell>
          <table:table-cell office:value-type="float" office:value="338.810514370147" calcext:value-type="float">
            <text:p>338.8105143701</text:p>
          </table:table-cell>
          <table:table-cell office:value-type="string" calcext:value-type="string">
            <text:p>2016_11_1</text:p>
          </table:table-cell>
          <table:table-cell office:value-type="string" calcext:value-type="string">
            <text:p>2017_11_1</text:p>
          </table:table-cell>
          <table:table-cell office:value-type="string" calcext:value-type="string">
            <text:p>SHL|DEQ|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.6115377157548" calcext:value-type="float">
            <text:p>56.6115377158</text:p>
          </table:table-cell>
          <table:table-cell office:value-type="float" office:value="54.5340550047113" calcext:value-type="float">
            <text:p>54.5340550047</text:p>
          </table:table-cell>
          <table:table-cell office:value-type="string" calcext:value-type="string">
            <text:p>2016_12_1</text:p>
          </table:table-cell>
          <table:table-cell office:value-type="string" calcext:value-type="string">
            <text:p>2017_12_1</text:p>
          </table:table-cell>
          <table:table-cell office:value-type="string" calcext:value-type="string">
            <text:p>RINO|LOV|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_1_2</text:p>
          </table:table-cell>
          <table:table-cell office:value-type="string" calcext:value-type="string">
            <text:p>2018_1_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.6489111511037" calcext:value-type="float">
            <text:p>37.6489111511</text:p>
          </table:table-cell>
          <table:table-cell office:value-type="float" office:value="41.8482664420735" calcext:value-type="float">
            <text:p>41.8482664421</text:p>
          </table:table-cell>
          <table:table-cell office:value-type="string" calcext:value-type="string">
            <text:p>2017_2_1</text:p>
          </table:table-cell>
          <table:table-cell office:value-type="string" calcext:value-type="string">
            <text:p>2018_2_1</text:p>
          </table:table-cell>
          <table:table-cell office:value-type="string" calcext:value-type="string">
            <text:p>ZYXI|LOV|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.9501764959277" calcext:value-type="float">
            <text:p>39.9501764959</text:p>
          </table:table-cell>
          <table:table-cell office:value-type="float" office:value="41.4249771811301" calcext:value-type="float">
            <text:p>41.4249771811</text:p>
          </table:table-cell>
          <table:table-cell office:value-type="string" calcext:value-type="string">
            <text:p>2017_3_1</text:p>
          </table:table-cell>
          <table:table-cell office:value-type="string" calcext:value-type="string">
            <text:p>2018_3_1</text:p>
          </table:table-cell>
          <table:table-cell office:value-type="string" calcext:value-type="string">
            <text:p>RINO|LOV|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.1954421531409" calcext:value-type="float">
            <text:p>43.1954421531</text:p>
          </table:table-cell>
          <table:table-cell office:value-type="float" office:value="32.2376443250105" calcext:value-type="float">
            <text:p>32.237644325</text:p>
          </table:table-cell>
          <table:table-cell office:value-type="string" calcext:value-type="string">
            <text:p>2017_4_3</text:p>
          </table:table-cell>
          <table:table-cell office:value-type="string" calcext:value-type="string">
            <text:p>2018_4_2</text:p>
          </table:table-cell>
          <table:table-cell office:value-type="string" calcext:value-type="string">
            <text:p>APX|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3766294832894" calcext:value-type="float">
            <text:p>42.3766294833</text:p>
          </table:table-cell>
          <table:table-cell office:value-type="float" office:value="35.7247804395665" calcext:value-type="float">
            <text:p>35.7247804396</text:p>
          </table:table-cell>
          <table:table-cell office:value-type="string" calcext:value-type="string">
            <text:p>2017_5_1</text:p>
          </table:table-cell>
          <table:table-cell office:value-type="string" calcext:value-type="string">
            <text:p>2018_5_1</text:p>
          </table:table-cell>
          <table:table-cell office:value-type="string" calcext:value-type="string">
            <text:p>CDNA|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.336446557194" calcext:value-type="float">
            <text:p>44.3364465572</text:p>
          </table:table-cell>
          <table:table-cell office:value-type="float" office:value="47.2434052466415" calcext:value-type="float">
            <text:p>47.2434052466</text:p>
          </table:table-cell>
          <table:table-cell office:value-type="string" calcext:value-type="string">
            <text:p>2017_6_1</text:p>
          </table:table-cell>
          <table:table-cell office:value-type="string" calcext:value-type="string">
            <text:p>2018_6_1</text:p>
          </table:table-cell>
          <table:table-cell office:value-type="string" calcext:value-type="string">
            <text:p>APX|LOV|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.4630392563995" calcext:value-type="float">
            <text:p>38.4630392564</text:p>
          </table:table-cell>
          <table:table-cell office:value-type="float" office:value="49.3148303865455" calcext:value-type="float">
            <text:p>49.3148303865</text:p>
          </table:table-cell>
          <table:table-cell office:value-type="string" calcext:value-type="string">
            <text:p>2017_7_3</text:p>
          </table:table-cell>
          <table:table-cell office:value-type="string" calcext:value-type="string">
            <text:p>2018_7_2</text:p>
          </table:table-cell>
          <table:table-cell office:value-type="string" calcext:value-type="string">
            <text:p>LOV|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6.7714486758778" calcext:value-type="float">
            <text:p>46.7714486759</text:p>
          </table:table-cell>
          <table:table-cell office:value-type="float" office:value="46.1736164015529" calcext:value-type="float">
            <text:p>46.1736164016</text:p>
          </table:table-cell>
          <table:table-cell office:value-type="string" calcext:value-type="string">
            <text:p>2017_8_1</text:p>
          </table:table-cell>
          <table:table-cell office:value-type="string" calcext:value-type="string">
            <text:p>2018_8_1</text:p>
          </table:table-cell>
          <table:table-cell office:value-type="string" calcext:value-type="string">
            <text:p>APX|LOV|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.0647634457418" calcext:value-type="float">
            <text:p>50.0647634457</text:p>
          </table:table-cell>
          <table:table-cell office:value-type="float" office:value="-25.677679786626" calcext:value-type="float">
            <text:p>-25.6776797866</text:p>
          </table:table-cell>
          <table:table-cell office:value-type="string" calcext:value-type="string">
            <text:p>2017_9_1</text:p>
          </table:table-cell>
          <table:table-cell office:value-type="string" calcext:value-type="string">
            <text:p>2018_9_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.6498150818516" calcext:value-type="float">
            <text:p>50.6498150819</text:p>
          </table:table-cell>
          <table:table-cell office:value-type="float" office:value="38.5058113761988" calcext:value-type="float">
            <text:p>38.5058113762</text:p>
          </table:table-cell>
          <table:table-cell office:value-type="string" calcext:value-type="string">
            <text:p>2017_10_2</text:p>
          </table:table-cell>
          <table:table-cell office:value-type="string" calcext:value-type="string">
            <text:p>2018_10_1</text:p>
          </table:table-cell>
          <table:table-cell office:value-type="string" calcext:value-type="string">
            <text:p>GTII|IGC|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.1626680552581" calcext:value-type="float">
            <text:p>42.1626680553</text:p>
          </table:table-cell>
          <table:table-cell office:value-type="float" office:value="30.1089694264156" calcext:value-type="float">
            <text:p>30.1089694264</text:p>
          </table:table-cell>
          <table:table-cell office:value-type="string" calcext:value-type="string">
            <text:p>2017_11_1</text:p>
          </table:table-cell>
          <table:table-cell office:value-type="string" calcext:value-type="string">
            <text:p>2018_11_1</text:p>
          </table:table-cell>
          <table:table-cell office:value-type="string" calcext:value-type="string">
            <text:p>APX|GTII|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.8590208420064" calcext:value-type="float">
            <text:p>39.859020842</text:p>
          </table:table-cell>
          <table:table-cell office:value-type="float" office:value="22.919518168419" calcext:value-type="float">
            <text:p>22.9195181684</text:p>
          </table:table-cell>
          <table:table-cell office:value-type="string" calcext:value-type="string">
            <text:p>2017_12_1</text:p>
          </table:table-cell>
          <table:table-cell office:value-type="string" calcext:value-type="string">
            <text:p>2018_12_3</text:p>
          </table:table-cell>
          <table:table-cell office:value-type="string" calcext:value-type="string">
            <text:p>APX|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8_1_1</text:p>
          </table:table-cell>
          <table:table-cell office:value-type="string" calcext:value-type="string">
            <text:p>2019_1_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8570461105555" calcext:value-type="float">
            <text:p>42.8570461106</text:p>
          </table:table-cell>
          <table:table-cell office:value-type="float" office:value="23.593999966979" calcext:value-type="float">
            <text:p>23.593999967</text:p>
          </table:table-cell>
          <table:table-cell office:value-type="string" calcext:value-type="string">
            <text:p>2018_2_1</text:p>
          </table:table-cell>
          <table:table-cell office:value-type="string" calcext:value-type="string">
            <text:p>2019_2_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3.5081502713729" calcext:value-type="float">
            <text:p>43.5081502714</text:p>
          </table:table-cell>
          <table:table-cell office:value-type="float" office:value="27.1730185082924" calcext:value-type="float">
            <text:p>27.1730185083</text:p>
          </table:table-cell>
          <table:table-cell office:value-type="string" calcext:value-type="string">
            <text:p>2018_3_1</text:p>
          </table:table-cell>
          <table:table-cell office:value-type="string" calcext:value-type="string">
            <text:p>2019_3_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.3379401355051" calcext:value-type="float">
            <text:p>40.3379401355</text:p>
          </table:table-cell>
          <table:table-cell office:value-type="float" office:value="36.5915819359943" calcext:value-type="float">
            <text:p>36.591581936</text:p>
          </table:table-cell>
          <table:table-cell office:value-type="string" calcext:value-type="string">
            <text:p>2018_4_2</text:p>
          </table:table-cell>
          <table:table-cell office:value-type="string" calcext:value-type="string">
            <text:p>2019_4_1</text:p>
          </table:table-cell>
          <table:table-cell office:value-type="string" calcext:value-type="string">
            <text:p>CRMD|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.4598470535129" calcext:value-type="float">
            <text:p>40.4598470535</text:p>
          </table:table-cell>
          <table:table-cell office:value-type="float" office:value="27.1703532114625" calcext:value-type="float">
            <text:p>27.1703532115</text:p>
          </table:table-cell>
          <table:table-cell office:value-type="string" calcext:value-type="string">
            <text:p>2018_5_1</text:p>
          </table:table-cell>
          <table:table-cell office:value-type="string" calcext:value-type="string">
            <text:p>2019_5_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.1679341089912" calcext:value-type="float">
            <text:p>35.167934109</text:p>
          </table:table-cell>
          <table:table-cell office:value-type="float" office:value="23.6879933755845" calcext:value-type="float">
            <text:p>23.6879933756</text:p>
          </table:table-cell>
          <table:table-cell office:value-type="string" calcext:value-type="string">
            <text:p>2018_6_1</text:p>
          </table:table-cell>
          <table:table-cell office:value-type="string" calcext:value-type="string">
            <text:p>2019_6_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5.9180703107268" calcext:value-type="float">
            <text:p>35.9180703107</text:p>
          </table:table-cell>
          <table:table-cell office:value-type="float" office:value="30.1000520540401" calcext:value-type="float">
            <text:p>30.100052054</text:p>
          </table:table-cell>
          <table:table-cell office:value-type="string" calcext:value-type="string">
            <text:p>2018_7_2</text:p>
          </table:table-cell>
          <table:table-cell office:value-type="string" calcext:value-type="string">
            <text:p>2019_7_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.307911740616" calcext:value-type="float">
            <text:p>41.3079117406</text:p>
          </table:table-cell>
          <table:table-cell office:value-type="float" office:value="27.1873896077741" calcext:value-type="float">
            <text:p>27.1873896078</text:p>
          </table:table-cell>
          <table:table-cell office:value-type="string" calcext:value-type="string">
            <text:p>2018_8_1</text:p>
          </table:table-cell>
          <table:table-cell office:value-type="string" calcext:value-type="string">
            <text:p>2019_8_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8_9_3</text:p>
          </table:table-cell>
          <table:table-cell office:value-type="string" calcext:value-type="string">
            <text:p>2019_9_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9.320336824283" calcext:value-type="float">
            <text:p>49.3203368243</text:p>
          </table:table-cell>
          <table:table-cell office:value-type="float" office:value="21.1818169483449" calcext:value-type="float">
            <text:p>21.1818169483</text:p>
          </table:table-cell>
          <table:table-cell office:value-type="string" calcext:value-type="string">
            <text:p>2018_10_1</text:p>
          </table:table-cell>
          <table:table-cell office:value-type="string" calcext:value-type="string">
            <text:p>2019_10_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6.4595292409504" calcext:value-type="float">
            <text:p>56.459529241</text:p>
          </table:table-cell>
          <table:table-cell office:value-type="float" office:value="29.3192137080332" calcext:value-type="float">
            <text:p>29.319213708</text:p>
          </table:table-cell>
          <table:table-cell office:value-type="string" calcext:value-type="string">
            <text:p>2018_11_1</text:p>
          </table:table-cell>
          <table:table-cell office:value-type="string" calcext:value-type="string">
            <text:p>2019_11_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6.3905781311914" calcext:value-type="float">
            <text:p>56.3905781312</text:p>
          </table:table-cell>
          <table:table-cell office:value-type="float" office:value="37.3977448423393" calcext:value-type="float">
            <text:p>37.3977448423</text:p>
          </table:table-cell>
          <table:table-cell office:value-type="string" calcext:value-type="string">
            <text:p>2018_12_3</text:p>
          </table:table-cell>
          <table:table-cell office:value-type="string" calcext:value-type="string">
            <text:p>2019_12_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_1_1</text:p>
          </table:table-cell>
          <table:table-cell office:value-type="string" calcext:value-type="string">
            <text:p>2020_1_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.9293219852261" calcext:value-type="float">
            <text:p>61.9293219852</text:p>
          </table:table-cell>
          <table:table-cell office:value-type="float" office:value="43.9624363014009" calcext:value-type="float">
            <text:p>43.9624363014</text:p>
          </table:table-cell>
          <table:table-cell office:value-type="string" calcext:value-type="string">
            <text:p>2019_2_1</text:p>
          </table:table-cell>
          <table:table-cell office:value-type="string" calcext:value-type="string">
            <text:p>2020_2_3</text:p>
          </table:table-cell>
          <table:table-cell office:value-type="string" calcext:value-type="string">
            <text:p>DRIO|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.0419445051812" calcext:value-type="float">
            <text:p>57.0419445052</text:p>
          </table:table-cell>
          <table:table-cell office:value-type="float" office:value="40.4299055435695" calcext:value-type="float">
            <text:p>40.4299055436</text:p>
          </table:table-cell>
          <table:table-cell office:value-type="string" calcext:value-type="string">
            <text:p>2019_3_1</text:p>
          </table:table-cell>
          <table:table-cell office:value-type="string" calcext:value-type="string">
            <text:p>2020_3_2</text:p>
          </table:table-cell>
          <table:table-cell office:value-type="string" calcext:value-type="string">
            <text:p>DRIO|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.8994875717908" calcext:value-type="float">
            <text:p>53.8994875718</text:p>
          </table:table-cell>
          <table:table-cell office:value-type="float" office:value="29.720808629645" calcext:value-type="float">
            <text:p>29.7208086296</text:p>
          </table:table-cell>
          <table:table-cell office:value-type="string" calcext:value-type="string">
            <text:p>2019_4_1</text:p>
          </table:table-cell>
          <table:table-cell office:value-type="string" calcext:value-type="string">
            <text:p>2020_4_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.8678161296994" calcext:value-type="float">
            <text:p>54.8678161297</text:p>
          </table:table-cell>
          <table:table-cell office:value-type="float" office:value="40.1617130254162" calcext:value-type="float">
            <text:p>40.1617130254</text:p>
          </table:table-cell>
          <table:table-cell office:value-type="string" calcext:value-type="string">
            <text:p>2019_5_1</text:p>
          </table:table-cell>
          <table:table-cell office:value-type="string" calcext:value-type="string">
            <text:p>2020_5_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0.6161458236165" calcext:value-type="float">
            <text:p>60.6161458236</text:p>
          </table:table-cell>
          <table:table-cell office:value-type="float" office:value="45.7862604748225" calcext:value-type="float">
            <text:p>45.7862604748</text:p>
          </table:table-cell>
          <table:table-cell office:value-type="string" calcext:value-type="string">
            <text:p>2019_6_3</text:p>
          </table:table-cell>
          <table:table-cell office:value-type="string" calcext:value-type="string">
            <text:p>2020_6_1</text:p>
          </table:table-cell>
          <table:table-cell office:value-type="string" calcext:value-type="string">
            <text:p>DRIO|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4.1183208734728" calcext:value-type="float">
            <text:p>54.1183208735</text:p>
          </table:table-cell>
          <table:table-cell office:value-type="float" office:value="49.9778194305254" calcext:value-type="float">
            <text:p>49.9778194305</text:p>
          </table:table-cell>
          <table:table-cell office:value-type="string" calcext:value-type="string">
            <text:p>2019_7_1</text:p>
          </table:table-cell>
          <table:table-cell office:value-type="string" calcext:value-type="string">
            <text:p>2020_7_1</text:p>
          </table:table-cell>
          <table:table-cell office:value-type="string" calcext:value-type="string">
            <text:p>DRIO|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4.9105850942433" calcext:value-type="float">
            <text:p>64.9105850942</text:p>
          </table:table-cell>
          <table:table-cell office:value-type="float" office:value="81.5693187210709" calcext:value-type="float">
            <text:p>81.5693187211</text:p>
          </table:table-cell>
          <table:table-cell office:value-type="string" calcext:value-type="string">
            <text:p>2019_8_1</text:p>
          </table:table-cell>
          <table:table-cell office:value-type="string" calcext:value-type="string">
            <text:p>2020_8_3</text:p>
          </table:table-cell>
          <table:table-cell office:value-type="string" calcext:value-type="string">
            <text:p>DRIO|UAVS|RVP|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_9_2</text:p>
          </table:table-cell>
          <table:table-cell office:value-type="string" calcext:value-type="string">
            <text:p>2020_9_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0T15:40:32.699226245</dc:date>
    <meta:editing-duration>P1DT6H12M</meta:editing-duration>
    <meta:editing-cycles>1</meta:editing-cycles>
    <meta:document-statistic meta:table-count="1" meta:cell-count="65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7.556cm" svg:height="17.133cm" xlink:href=".." xlink:type="simple" chart:class="chart:line" chart:style-name="ch1">
        <chart:legend chart:legend-position="end" svg:x="44.704cm" svg:y="8.018cm" style:legend-expansion="high" chart:style-name="ch2"/>
        <chart:plot-area chart:style-name="ch3" table:cell-range-address="investment_vs_earnnings.B1:investment_vs_earnnings.C117" svg:x="0.951cm" svg:y="0.342cm" svg:width="42.802cm" svg:height="16.449cm">
          <chartooo:coordinate-region svg:x="1.678cm" svg:y="0.541cm" svg:width="41.854cm" svg:height="16.0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vestment_vs_earnnings.B1:investment_vs_earnnings.B117" chart:class="chart:line">
            <chart:data-point chart:repeated="117"/>
          </chart:series>
          <chart:series chart:style-name="ch7" chart:values-cell-range-address="investment_vs_earnnings.C1:investment_vs_earnnings.C117" chart:class="chart:line">
            <chart:data-point chart:repeated="1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vestment_vs_earnnings.B1:investment_vs_earnnings.B117</svg:desc>
                </draw:g>
              </table:table-cell>
              <table:table-cell office:value-type="float" office:value="0">
                <text:p>0</text:p>
                <draw:g>
                  <svg:desc>investment_vs_earnnings.C1:investment_vs_earnnings.C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0184585826328">
                <text:p>44.0184585826328</text:p>
              </table:table-cell>
              <table:table-cell office:value-type="float" office:value="50.5595962217267">
                <text:p>50.5595962217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1827047712632">
                <text:p>34.1827047712632</text:p>
              </table:table-cell>
              <table:table-cell office:value-type="float" office:value="35.1827047712632">
                <text:p>35.1827047712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8524661222361">
                <text:p>28.8524661222361</text:p>
              </table:table-cell>
              <table:table-cell office:value-type="float" office:value="31.5776376500726">
                <text:p>31.5776376500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6696866933325">
                <text:p>24.6696866933325</text:p>
              </table:table-cell>
              <table:table-cell office:value-type="float" office:value="34.3985275570303">
                <text:p>34.3985275570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0118636487405">
                <text:p>35.0118636487405</text:p>
              </table:table-cell>
              <table:table-cell office:value-type="float" office:value="40.754871558398">
                <text:p>40.754871558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991107323956">
                <text:p>30.6991107323956</text:p>
              </table:table-cell>
              <table:table-cell office:value-type="float" office:value="34.8371113054454">
                <text:p>34.8371113054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4265327953394">
                <text:p>27.4265327953394</text:p>
              </table:table-cell>
              <table:table-cell office:value-type="float" office:value="47.2568684498037">
                <text:p>47.2568684498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2571945784084">
                <text:p>30.2571945784084</text:p>
              </table:table-cell>
              <table:table-cell office:value-type="float" office:value="30.8617907036096">
                <text:p>30.8617907036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055640216354">
                <text:p>32.7055640216354</text:p>
              </table:table-cell>
              <table:table-cell office:value-type="float" office:value="37.1862651443298">
                <text:p>37.1862651443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8636597951859">
                <text:p>25.8636597951859</text:p>
              </table:table-cell>
              <table:table-cell office:value-type="float" office:value="74.2519362140447">
                <text:p>74.2519362140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0855125002963">
                <text:p>28.0855125002963</text:p>
              </table:table-cell>
              <table:table-cell office:value-type="float" office:value="29.0855125002963">
                <text:p>29.0855125002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5410134508247">
                <text:p>20.5410134508247</text:p>
              </table:table-cell>
              <table:table-cell office:value-type="float" office:value="-11.0054243979976">
                <text:p>-11.0054243979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019362404601">
                <text:p>20.019362404601</text:p>
              </table:table-cell>
              <table:table-cell office:value-type="float" office:value="49.5359675120562">
                <text:p>49.5359675120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5985568500655">
                <text:p>16.5985568500655</text:p>
              </table:table-cell>
              <table:table-cell office:value-type="float" office:value="23.3457519914955">
                <text:p>23.3457519914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4877784341152">
                <text:p>12.4877784341152</text:p>
              </table:table-cell>
              <table:table-cell office:value-type="float" office:value="62.1166015733033">
                <text:p>62.1166015733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4997798220584">
                <text:p>20.4997798220584</text:p>
              </table:table-cell>
              <table:table-cell office:value-type="float" office:value="48.5494420733303">
                <text:p>48.5494420733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2388081496301">
                <text:p>17.2388081496301</text:p>
              </table:table-cell>
              <table:table-cell office:value-type="float" office:value="31.2604621760547">
                <text:p>31.2604621760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6956330156072">
                <text:p>20.6956330156072</text:p>
              </table:table-cell>
              <table:table-cell office:value-type="float" office:value="50.489036295563">
                <text:p>50.489036295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6909892630756">
                <text:p>25.6909892630756</text:p>
              </table:table-cell>
              <table:table-cell office:value-type="float" office:value="50.1738238483667">
                <text:p>50.1738238483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7859948179994">
                <text:p>31.7859948179994</text:p>
              </table:table-cell>
              <table:table-cell office:value-type="float" office:value="-16.5509841162711">
                <text:p>-16.55098411627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.8247843453519">
                <text:p>47.8247843453519</text:p>
              </table:table-cell>
              <table:table-cell office:value-type="float" office:value="42.8669222276658">
                <text:p>42.8669222276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4553587085629">
                <text:p>39.4553587085629</text:p>
              </table:table-cell>
              <table:table-cell office:value-type="float" office:value="40.4553587085629">
                <text:p>40.4553587085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6048675093461">
                <text:p>35.6048675093461</text:p>
              </table:table-cell>
              <table:table-cell office:value-type="float" office:value="27.5526634436101">
                <text:p>27.5526634436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1972998299589">
                <text:p>21.1972998299589</text:p>
              </table:table-cell>
              <table:table-cell office:value-type="float" office:value="14.4705662159249">
                <text:p>14.4705662159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9582316819124">
                <text:p>24.9582316819124</text:p>
              </table:table-cell>
              <table:table-cell office:value-type="float" office:value="25.9582316819124">
                <text:p>25.9582316819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4513649590735">
                <text:p>29.4513649590735</text:p>
              </table:table-cell>
              <table:table-cell office:value-type="float" office:value="23.2944105956703">
                <text:p>23.2944105956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068430416286">
                <text:p>20.068430416286</text:p>
              </table:table-cell>
              <table:table-cell office:value-type="float" office:value="21.068430416286">
                <text:p>21.068430416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926571264863">
                <text:p>35.926571264863</text:p>
              </table:table-cell>
              <table:table-cell office:value-type="float" office:value="36.926571264863">
                <text:p>36.926571264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549135684967">
                <text:p>32.549135684967</text:p>
              </table:table-cell>
              <table:table-cell office:value-type="float" office:value="27.7820791844279">
                <text:p>27.78207918442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2789481803775">
                <text:p>32.2789481803775</text:p>
              </table:table-cell>
              <table:table-cell office:value-type="float" office:value="31.3065714533441">
                <text:p>31.30657145334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5014316402376">
                <text:p>37.5014316402376</text:p>
              </table:table-cell>
              <table:table-cell office:value-type="float" office:value="45.3386484708171">
                <text:p>45.3386484708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8882081285119">
                <text:p>35.8882081285119</text:p>
              </table:table-cell>
              <table:table-cell office:value-type="float" office:value="39.8037556679919">
                <text:p>39.80375566799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7966473702345">
                <text:p>30.7966473702345</text:p>
              </table:table-cell>
              <table:table-cell office:value-type="float" office:value="37.5147603340447">
                <text:p>37.5147603340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1915423608498">
                <text:p>29.1915423608498</text:p>
              </table:table-cell>
              <table:table-cell office:value-type="float" office:value="61.6862926137401">
                <text:p>61.68629261374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2918233672135">
                <text:p>38.2918233672135</text:p>
              </table:table-cell>
              <table:table-cell office:value-type="float" office:value="54.8339992837791">
                <text:p>54.8339992837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.0823720319058">
                <text:p>27.0823720319058</text:p>
              </table:table-cell>
              <table:table-cell office:value-type="float" office:value="28.0823720319058">
                <text:p>28.0823720319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9122774418556">
                <text:p>33.9122774418556</text:p>
              </table:table-cell>
              <table:table-cell office:value-type="float" office:value="58.3076984444633">
                <text:p>58.3076984444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1774764258143">
                <text:p>36.1774764258143</text:p>
              </table:table-cell>
              <table:table-cell office:value-type="float" office:value="99.3636602626648">
                <text:p>99.3636602626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1763263483617">
                <text:p>36.1763263483617</text:p>
              </table:table-cell>
              <table:table-cell office:value-type="float" office:value="48.7305015996099">
                <text:p>48.73050159960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.7032338759736">
                <text:p>31.7032338759736</text:p>
              </table:table-cell>
              <table:table-cell office:value-type="float" office:value="40.8471480530861">
                <text:p>40.84714805308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0908316922041">
                <text:p>29.0908316922041</text:p>
              </table:table-cell>
              <table:table-cell office:value-type="float" office:value="22.2478936654516">
                <text:p>22.2478936654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.7652041642832">
                <text:p>31.7652041642832</text:p>
              </table:table-cell>
              <table:table-cell office:value-type="float" office:value="78.1050122671295">
                <text:p>78.1050122671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8513681428776">
                <text:p>33.8513681428776</text:p>
              </table:table-cell>
              <table:table-cell office:value-type="float" office:value="34.8513681428776">
                <text:p>34.8513681428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3564733305602">
                <text:p>30.3564733305602</text:p>
              </table:table-cell>
              <table:table-cell office:value-type="float" office:value="17.9500785145719">
                <text:p>17.95007851457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031437579153">
                <text:p>25.2031437579153</text:p>
              </table:table-cell>
              <table:table-cell office:value-type="float" office:value="15.3841629346643">
                <text:p>15.38416293466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2901606627056">
                <text:p>33.2901606627056</text:p>
              </table:table-cell>
              <table:table-cell office:value-type="float" office:value="22.7191892176488">
                <text:p>22.7191892176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1441390997752">
                <text:p>25.1441390997752</text:p>
              </table:table-cell>
              <table:table-cell office:value-type="float" office:value="15.7774827556495">
                <text:p>15.77748275564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.3484808919347">
                <text:p>25.3484808919347</text:p>
              </table:table-cell>
              <table:table-cell office:value-type="float" office:value="57.415080300234">
                <text:p>57.4150803002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5801080847159">
                <text:p>21.5801080847159</text:p>
              </table:table-cell>
              <table:table-cell office:value-type="float" office:value="33.4926457160618">
                <text:p>33.4926457160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4380402367615">
                <text:p>24.4380402367615</text:p>
              </table:table-cell>
              <table:table-cell office:value-type="float" office:value="70.8143995387291">
                <text:p>70.8143995387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.3094149679973">
                <text:p>27.3094149679973</text:p>
              </table:table-cell>
              <table:table-cell office:value-type="float" office:value="43.822244014591">
                <text:p>43.822244014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8891064680338">
                <text:p>30.8891064680338</text:p>
              </table:table-cell>
              <table:table-cell office:value-type="float" office:value="31.8891064680338">
                <text:p>31.88910646803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2654052855378">
                <text:p>34.2654052855378</text:p>
              </table:table-cell>
              <table:table-cell office:value-type="float" office:value="86.3065890222788">
                <text:p>86.30658902227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.3729657205004">
                <text:p>38.3729657205004</text:p>
              </table:table-cell>
              <table:table-cell office:value-type="float" office:value="14.9806222443003">
                <text:p>14.9806222443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.4042760469983">
                <text:p>39.4042760469983</text:p>
              </table:table-cell>
              <table:table-cell office:value-type="float" office:value="116.576852956954">
                <text:p>116.5768529569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2159315176086">
                <text:p>33.2159315176086</text:p>
              </table:table-cell>
              <table:table-cell office:value-type="float" office:value="46.5729620102793">
                <text:p>46.5729620102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3275435027208">
                <text:p>31.3275435027208</text:p>
              </table:table-cell>
              <table:table-cell office:value-type="float" office:value="22.6103340820409">
                <text:p>22.6103340820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0058623967216">
                <text:p>30.0058623967216</text:p>
              </table:table-cell>
              <table:table-cell office:value-type="float" office:value="46.9912110469304">
                <text:p>46.99121104693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5276206514827">
                <text:p>33.5276206514827</text:p>
              </table:table-cell>
              <table:table-cell office:value-type="float" office:value="28.8507846280554">
                <text:p>28.85078462805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.019234389285">
                <text:p>38.019234389285</text:p>
              </table:table-cell>
              <table:table-cell office:value-type="float" office:value="104.617610279471">
                <text:p>104.617610279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.8389997544436">
                <text:p>41.8389997544436</text:p>
              </table:table-cell>
              <table:table-cell office:value-type="float" office:value="125.483072176343">
                <text:p>125.483072176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3994421982789">
                <text:p>40.3994421982789</text:p>
              </table:table-cell>
              <table:table-cell office:value-type="float" office:value="45.757369897794">
                <text:p>45.7573698977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.7862623640103">
                <text:p>41.7862623640103</text:p>
              </table:table-cell>
              <table:table-cell office:value-type="float" office:value="177.936786175473">
                <text:p>177.936786175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147412563907">
                <text:p>40.147412563907</text:p>
              </table:table-cell>
              <table:table-cell office:value-type="float" office:value="114.867902491176">
                <text:p>114.867902491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.7690898557194">
                <text:p>62.7690898557194</text:p>
              </table:table-cell>
              <table:table-cell office:value-type="float" office:value="316.192151416726">
                <text:p>316.1921514167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.0305005091796">
                <text:p>63.0305005091796</text:p>
              </table:table-cell>
              <table:table-cell office:value-type="float" office:value="306.742843760112">
                <text:p>306.742843760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.2703213931527">
                <text:p>57.2703213931527</text:p>
              </table:table-cell>
              <table:table-cell office:value-type="float" office:value="131.101074404018">
                <text:p>131.1010744040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.9454814912751">
                <text:p>47.9454814912751</text:p>
              </table:table-cell>
              <table:table-cell office:value-type="float" office:value="179.264885692857">
                <text:p>179.264885692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.0062878234312">
                <text:p>46.0062878234312</text:p>
              </table:table-cell>
              <table:table-cell office:value-type="float" office:value="132.567349600009">
                <text:p>132.567349600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.181406183503">
                <text:p>49.181406183503</text:p>
              </table:table-cell>
              <table:table-cell office:value-type="float" office:value="109.011148968828">
                <text:p>109.0111489688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5610011704266">
                <text:p>39.5610011704266</text:p>
              </table:table-cell>
              <table:table-cell office:value-type="float" office:value="130.442440820327">
                <text:p>130.442440820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.8831521719694">
                <text:p>43.8831521719694</text:p>
              </table:table-cell>
              <table:table-cell office:value-type="float" office:value="152.892528231256">
                <text:p>152.8925282312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.9911082824692">
                <text:p>43.9911082824692</text:p>
              </table:table-cell>
              <table:table-cell office:value-type="float" office:value="147.792675497709">
                <text:p>147.792675497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.4927800296427">
                <text:p>52.4927800296427</text:p>
              </table:table-cell>
              <table:table-cell office:value-type="float" office:value="338.810514370147">
                <text:p>338.8105143701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.6115377157548">
                <text:p>56.6115377157548</text:p>
              </table:table-cell>
              <table:table-cell office:value-type="float" office:value="54.5340550047113">
                <text:p>54.5340550047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.6489111511037">
                <text:p>37.6489111511037</text:p>
              </table:table-cell>
              <table:table-cell office:value-type="float" office:value="41.8482664420735">
                <text:p>41.8482664420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9501764959277">
                <text:p>39.9501764959277</text:p>
              </table:table-cell>
              <table:table-cell office:value-type="float" office:value="41.4249771811301">
                <text:p>41.4249771811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1954421531409">
                <text:p>43.1954421531409</text:p>
              </table:table-cell>
              <table:table-cell office:value-type="float" office:value="32.2376443250105">
                <text:p>32.2376443250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.3766294832894">
                <text:p>42.3766294832894</text:p>
              </table:table-cell>
              <table:table-cell office:value-type="float" office:value="35.7247804395665">
                <text:p>35.72478043956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336446557194">
                <text:p>44.336446557194</text:p>
              </table:table-cell>
              <table:table-cell office:value-type="float" office:value="47.2434052466415">
                <text:p>47.2434052466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4630392563995">
                <text:p>38.4630392563995</text:p>
              </table:table-cell>
              <table:table-cell office:value-type="float" office:value="49.3148303865455">
                <text:p>49.3148303865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.7714486758778">
                <text:p>46.7714486758778</text:p>
              </table:table-cell>
              <table:table-cell office:value-type="float" office:value="46.1736164015529">
                <text:p>46.1736164015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.0647634457418">
                <text:p>50.0647634457418</text:p>
              </table:table-cell>
              <table:table-cell office:value-type="float" office:value="-25.677679786626">
                <text:p>-25.6776797866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.6498150818516">
                <text:p>50.6498150818516</text:p>
              </table:table-cell>
              <table:table-cell office:value-type="float" office:value="38.5058113761988">
                <text:p>38.50581137619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.1626680552581">
                <text:p>42.1626680552581</text:p>
              </table:table-cell>
              <table:table-cell office:value-type="float" office:value="30.1089694264156">
                <text:p>30.10896942641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8590208420064">
                <text:p>39.8590208420064</text:p>
              </table:table-cell>
              <table:table-cell office:value-type="float" office:value="22.919518168419">
                <text:p>22.919518168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.8570461105555">
                <text:p>42.8570461105555</text:p>
              </table:table-cell>
              <table:table-cell office:value-type="float" office:value="23.593999966979">
                <text:p>23.5939999669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5081502713729">
                <text:p>43.5081502713729</text:p>
              </table:table-cell>
              <table:table-cell office:value-type="float" office:value="27.1730185082924">
                <text:p>27.17301850829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.3379401355051">
                <text:p>40.3379401355051</text:p>
              </table:table-cell>
              <table:table-cell office:value-type="float" office:value="36.5915819359943">
                <text:p>36.59158193599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.4598470535129">
                <text:p>40.4598470535129</text:p>
              </table:table-cell>
              <table:table-cell office:value-type="float" office:value="27.1703532114625">
                <text:p>27.1703532114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.1679341089912">
                <text:p>35.1679341089912</text:p>
              </table:table-cell>
              <table:table-cell office:value-type="float" office:value="23.6879933755845">
                <text:p>23.68799337558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.9180703107268">
                <text:p>35.9180703107268</text:p>
              </table:table-cell>
              <table:table-cell office:value-type="float" office:value="30.1000520540401">
                <text:p>30.1000520540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.307911740616">
                <text:p>41.307911740616</text:p>
              </table:table-cell>
              <table:table-cell office:value-type="float" office:value="27.1873896077741">
                <text:p>27.18738960777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.320336824283">
                <text:p>49.320336824283</text:p>
              </table:table-cell>
              <table:table-cell office:value-type="float" office:value="21.1818169483449">
                <text:p>21.18181694834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.4595292409504">
                <text:p>56.4595292409504</text:p>
              </table:table-cell>
              <table:table-cell office:value-type="float" office:value="29.3192137080332">
                <text:p>29.31921370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.3905781311914">
                <text:p>56.3905781311914</text:p>
              </table:table-cell>
              <table:table-cell office:value-type="float" office:value="37.3977448423393">
                <text:p>37.39774484233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.9293219852261">
                <text:p>61.9293219852261</text:p>
              </table:table-cell>
              <table:table-cell office:value-type="float" office:value="43.9624363014009">
                <text:p>43.96243630140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.0419445051812">
                <text:p>57.0419445051812</text:p>
              </table:table-cell>
              <table:table-cell office:value-type="float" office:value="40.4299055435695">
                <text:p>40.42990554356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8994875717908">
                <text:p>53.8994875717908</text:p>
              </table:table-cell>
              <table:table-cell office:value-type="float" office:value="29.720808629645">
                <text:p>29.7208086296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8678161296994">
                <text:p>54.8678161296994</text:p>
              </table:table-cell>
              <table:table-cell office:value-type="float" office:value="40.1617130254162">
                <text:p>40.16171302541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.6161458236165">
                <text:p>60.6161458236165</text:p>
              </table:table-cell>
              <table:table-cell office:value-type="float" office:value="45.7862604748225">
                <text:p>45.78626047482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.1183208734728">
                <text:p>54.1183208734728</text:p>
              </table:table-cell>
              <table:table-cell office:value-type="float" office:value="49.9778194305254">
                <text:p>49.97781943052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.9105850942433">
                <text:p>64.9105850942433</text:p>
              </table:table-cell>
              <table:table-cell office:value-type="float" office:value="81.5693187210709">
                <text:p>81.56931872107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